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27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24.13cm">
          <text:p/>
        </draw:line>
        <draw:frame draw:style-name="gr3" draw:text-style-name="P5" draw:layer="layout" svg:width="5.08cm" svg:height="12.575cm" svg:x="0.635cm" svg:y="11.233cm">
          <draw:text-box>
            <text:p text:style-name="P4"><text:span text:style-name="T2"><text:s/></text:span><text:span text:style-name="T2"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 + -</text:span></text:p>
            <text:p text:style-name="P4"><text:span text:style-name="T2">addDays</text:span></text:p>
            <text:p text:style-name="P4"><text:span text:style-name="T2">addHours</text:span></text:p>
            <text:p text:style-name="P4"><text:span text:style-name="T2">addMicroseconds</text:span></text:p>
            <text:p text:style-name="P4"><text:span text:style-name="T2">addMinutes</text:span></text:p>
            <text:p text:style-name="P4"><text:span text:style-name="T2">add Seconds</text:span></text:p>
            <text:p text:style-name="P4"><text:span text:style-name="T2">addWeeks</text:span></text:p>
            <text:p text:style-name="P4"><text:span text:style-name="T2">addYears</text:span></text:p>
            <text:p text:style-name="P4"><text:span text:style-name="T2">baseDate</text:span></text:p>
            <text:p text:style-name="P4"><text:span text:style-name="T2">civilTime</text:span></text:p>
            <text:p text:style-name="P4"><text:span text:style-name="T2">compareTo</text:span></text:p>
            <text:p text:style-name="P4"><text:span text:style-name="T2">date</text:span></text:p>
            <text:p text:style-name="P4"><text:span text:style-name="T2">day</text:span></text:p>
            <text:p text:style-name="P4"><text:span text:style-name="T2">dayMicroseconds</text:span></text:p>
            <text:p text:style-name="P4"><text:span text:style-name="T2">dayMinutes</text:span></text:p>
            <text:p text:style-name="P4"><text:span text:style-name="T2">dayName</text:span></text:p>
            <text:p text:style-name="P4"><text:span text:style-name="T2">daySeconds</text:span></text:p>
            <text:p text:style-name="P4"><text:span text:style-name="T2">daysInMonth</text:span></text:p>
            <text:p text:style-name="P4"><text:span text:style-name="T2">daysInYear</text:span></text:p>
            <text:p text:style-name="P4"><text:span text:style-name="T2">elapsed</text:span></text:p>
            <text:p text:style-name="P4"><text:span text:style-name="T2">europeanDate</text:span></text:p>
            <text:p text:style-name="P4"><text:span text:style-name="T2">fullDate</text:span></text:p>
            <text:p text:style-name="P4"><text:span text:style-name="T2">hashcode</text:span></text:p>
          </draw:text-box>
        </draw:frame>
        <draw:line draw:style-name="gr2" draw:text-style-name="P3" draw:layer="layout" svg:x1="15.24cm" svg:y1="24.13cm" svg:x2="0.635cm" svg:y2="24.13cm">
          <text:p/>
        </draw:line>
        <draw:custom-shape draw:style-name="gr1" draw:text-style-name="P2" draw:layer="layout" svg:width="14.605cm" svg:height="0.635cm" svg:x="0.635cm" svg:y="1.905cm">
          <text:p text:style-name="P1"><text:span text:style-name="T1">DateTi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55cm" svg:y1="1.27cm" svg:x2="7.955cm" svg:y2="1.905cm">
          <text:p/>
        </draw:line>
        <draw:frame draw:style-name="gr4" draw:text-style-name="P5" draw:layer="layout" svg:width="6.35cm" svg:height="7.361cm" svg:x="0.599cm" svg:y="3.533cm">
          <draw:text-box>
            <text:p text:style-name="P4"><text:span text:style-name="T2">fromBaseDate</text:span></text:p>
            <text:p text:style-name="P4"><text:span text:style-name="T2">fromCivilTime</text:span></text:p>
            <text:p text:style-name="P4"><text:span text:style-name="T2">fromEuropeanDate</text:span></text:p>
            <text:p text:style-name="P4"><text:span text:style-name="T2">fromIsoDate</text:span></text:p>
            <text:p text:style-name="P4"><text:span text:style-name="T2">fromLongTime</text:span></text:p>
            <text:p text:style-name="P4"><text:span text:style-name="T2">fromNormalDate</text:span></text:p>
            <text:p text:style-name="P4"><text:span text:style-name="T2">fromNormalTime</text:span></text:p>
            <text:p text:style-name="P4"><text:span text:style-name="T2">fromOrderedDate</text:span></text:p>
            <text:p text:style-name="P4"><text:span text:style-name="T2">fromStandardDate</text:span></text:p>
            <text:p text:style-name="P4"><text:span text:style-name="T2">fromTicks</text:span></text:p>
            <text:p text:style-name="P4"><text:span text:style-name="T2">fromUsaDate</text:span></text:p>
            <text:p text:style-name="P4"><text:span text:style-name="T2">fromUTCIsoDate</text:span></text:p>
            <text:p text:style-name="P4"><text:span text:style-name="T2">maxDate</text:span></text:p>
            <text:p text:style-name="P4"><text:span text:style-name="T2">minDate</text:span></text:p>
            <text:p text:style-name="P4"><text:span text:style-name="T2">today</text:span></text:p>
          </draw:text-box>
        </draw:frame>
        <draw:line draw:style-name="gr2" draw:text-style-name="P3" draw:layer="layout" svg:x1="0.635cm" svg:y1="10.795cm" svg:x2="10.795cm" svg:y2="10.795cm">
          <text:p/>
        </draw:line>
        <draw:frame draw:style-name="gr5" draw:text-style-name="P4" draw:layer="layout" svg:width="5.08cm" svg:height="12.95cm" svg:x="10.795cm" svg:y="4.445cm">
          <draw:text-box>
            <text:p/>
          </draw:text-box>
        </draw:frame>
        <draw:frame draw:style-name="gr3" draw:text-style-name="P5" draw:layer="layout" svg:width="5.08cm" svg:height="12.101cm" svg:x="5.715cm" svg:y="11.233cm">
          <draw:text-box>
            <text:p text:style-name="P4"><text:span text:style-name="T2">hours</text:span></text:p>
            <text:p text:style-name="P4"><text:span text:style-name="T2">init</text:span></text:p>
            <text:p text:style-name="P4"><text:span text:style-name="T2">isLeapYear</text:span></text:p>
            <text:p text:style-name="P4"><text:span text:style-name="T2">isoDate</text:span></text:p>
            <text:p text:style-name="P4"><text:span text:style-name="T2">languageDate</text:span></text:p>
            <text:p text:style-name="P4"><text:span text:style-name="T2">longTime</text:span></text:p>
            <text:p text:style-name="P4"><text:span text:style-name="T2">microseconds</text:span></text:p>
            <text:p text:style-name="P4"><text:span text:style-name="T2">minutes</text:span></text:p>
            <text:p text:style-name="P4"><text:span text:style-name="T2">month</text:span></text:p>
            <text:p text:style-name="P4"><text:span text:style-name="T2">monthName</text:span></text:p>
            <text:p text:style-name="P4"><text:span text:style-name="T2">normalDate</text:span></text:p>
            <text:p text:style-name="P4"><text:span text:style-name="T2">normalTime</text:span></text:p>
            <text:p text:style-name="P4"><text:span text:style-name="T2">offset</text:span></text:p>
            <text:p text:style-name="P4"><text:span text:style-name="T2">orderedDate</text:span></text:p>
            <text:p text:style-name="P4"><text:span text:style-name="T2">seconds</text:span></text:p>
            <text:p text:style-name="P4"><text:span text:style-name="T2">string</text:span></text:p>
            <text:p text:style-name="P4"><text:span text:style-name="T2">standardDate</text:span></text:p>
            <text:p text:style-name="P4"><text:span text:style-name="T2">ticks</text:span></text:p>
            <text:p text:style-name="P4"><text:span text:style-name="T2">timeOfDay</text:span></text:p>
            <text:p text:style-name="P4"><text:span text:style-name="T2">toTimeZone</text:span></text:p>
            <text:p text:style-name="P4"><text:span text:style-name="T2">usaDate</text:span></text:p>
            <text:p text:style-name="P4"><text:span text:style-name="T2">utcIsoDate</text:span></text:p>
            <text:p text:style-name="P4"><text:span text:style-name="T2">year</text:span></text:p>
            <text:p text:style-name="P4"><text:span text:style-name="T2">yearDay</text:span></text:p>
            <text:p text:style-name="P4"><text:span text:style-name="T2">yearWeek</text:span></text:p>
          </draw:text-box>
        </draw:frame>
        <draw:custom-shape draw:style-name="gr1" draw:text-style-name="P2" draw:layer="layout" svg:width="14.605cm" svg:height="0.635cm" svg:x="0.636cm" svg:y="2.541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0.795cm" svg:x2="5.715cm" svg:y2="24.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1-14T18:23:14.07</dc:date>
    <dc:language>en-US</dc:language>
    <meta:editing-cycles>15</meta:editing-cycles>
    <meta:editing-duration>PT02H00M07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